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29cm" fo:min-width="7.75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157cm" fo:min-width="7.75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04cm" fo:min-width="7.755cm"/>
    </style:style>
    <style:style style:name="gr4" style:family="graphic" style:parent-style-name="Object_20_with_20_no_20_fill_20_and_20_no_20_line">
      <style:graphic-properties draw:stroke="solid" svg:stroke-color="#000000" draw:fill="solid" draw:fill-color="#000000" draw:textarea-horizontal-align="justify" draw:textarea-vertical-align="middle" draw:auto-grow-height="false" fo:min-height="0.766cm" fo:min-width="0.511cm"/>
    </style:style>
    <style:style style:name="gr5" style:family="graphic" style:parent-style-name="Object_20_with_20_no_20_fill_20_and_20_no_20_line">
      <style:graphic-properties draw:stroke="solid" svg:stroke-color="#000000" draw:fill="solid" draw:fill-color="#ffffff" draw:textarea-horizontal-align="justify" draw:textarea-vertical-align="middle" draw:auto-grow-height="false" fo:min-height="0.766cm" fo:min-width="0.511cm"/>
    </style:style>
    <style:style style:name="gr6" style:family="graphic" style:parent-style-name="Object_20_with_20_no_20_fill_20_and_20_no_20_line">
      <style:graphic-properties draw:stroke="solid" svg:stroke-color="#000000" draw:fill="solid" draw:fill-color="#000000" draw:textarea-horizontal-align="justify" draw:textarea-vertical-align="middle" draw:auto-grow-height="false" fo:min-height="0.09cm" fo:min-width="0cm"/>
    </style:style>
    <style:style style:name="gr7" style:family="graphic" style:parent-style-name="Object_20_with_20_no_20_fill_20_and_20_no_20_line">
      <style:graphic-properties draw:stroke="solid" svg:stroke-color="#000000" draw:fill="solid" draw:fill-color="#ffffff" draw:textarea-horizontal-align="justify" draw:textarea-vertical-align="middle" draw:auto-grow-height="false" fo:min-height="0.09cm" fo:min-width="0cm"/>
    </style:style>
    <style:style style:name="gr8" style:family="graphic" style:parent-style-name="Object_20_with_20_no_20_fill_20_and_20_no_20_line">
      <style:graphic-properties draw:stroke="solid" svg:stroke-color="#000000" draw:fill="solid" draw:fill-color="#000000" draw:textarea-horizontal-align="justify" draw:textarea-vertical-align="middle" draw:auto-grow-height="false" fo:min-height="0.089cm" fo:min-width="0cm"/>
    </style:style>
    <style:style style:name="gr9" style:family="graphic" style:parent-style-name="Object_20_with_20_no_20_fill_20_and_20_no_20_line">
      <style:graphic-properties draw:stroke="solid" svg:stroke-color="#000000" draw:fill="solid" draw:fill-color="#ffffff" draw:textarea-horizontal-align="justify" draw:textarea-vertical-align="middle" draw:auto-grow-height="false" fo:min-height="0.089cm" fo:min-width="0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041cm" fo:min-width="7.755cm"/>
    </style:style>
    <style:style style:name="gr11" style:family="graphic" style:parent-style-name="Object_20_with_20_no_20_fill_20_and_20_no_20_line">
      <style:graphic-properties draw:stroke="solid" svg:stroke-color="#000000" draw:fill="solid" draw:fill-color="#000000" draw:textarea-horizontal-align="justify" draw:textarea-vertical-align="middle" draw:auto-grow-height="false" fo:min-height="0.091cm" fo:min-width="0cm"/>
    </style:style>
    <style:style style:name="gr12" style:family="graphic" style:parent-style-name="Object_20_with_20_no_20_fill_20_and_20_no_20_line">
      <style:graphic-properties draw:stroke="solid" svg:stroke-color="#000000" draw:fill="solid" draw:fill-color="#ffffff" draw:textarea-horizontal-align="justify" draw:textarea-vertical-align="middle" draw:auto-grow-height="false" fo:min-height="0.091cm" fo:min-width="0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158cm" fo:min-width="7.755cm"/>
    </style:style>
    <style:style style:name="gr14" style:family="graphic" style:parent-style-name="standard">
      <style:graphic-properties svg:stroke-color="#000000" draw:fill="solid" draw:fill-color="#dddddd" draw:textarea-horizontal-align="justify" draw:textarea-vertical-align="top" draw:auto-grow-height="false" fo:min-height="1.04cm" fo:min-width="7.755cm" draw:shadow="hidden"/>
    </style:style>
    <style:style style:name="gr15" style:family="graphic" style:parent-style-name="Object_20_with_20_no_20_fill_20_and_20_no_20_line">
      <style:graphic-properties draw:stroke="solid" svg:stroke-color="#000000" draw:fill="solid" draw:fill-color="#000000" draw:textarea-horizontal-align="justify" draw:textarea-vertical-align="middle" draw:auto-grow-height="false" fo:min-height="0.092cm" fo:min-width="0cm"/>
    </style:style>
    <style:style style:name="gr16" style:family="graphic" style:parent-style-name="Object_20_with_20_no_20_fill_20_and_20_no_20_line">
      <style:graphic-properties draw:stroke="solid" svg:stroke-color="#000000" draw:fill="solid" draw:fill-color="#ffffff" draw:textarea-horizontal-align="justify" draw:textarea-vertical-align="middle" draw:auto-grow-height="false" fo:min-height="0.092cm" fo:min-width="0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824cm" fo:min-width="7.755cm"/>
    </style:style>
    <style:style style:name="gr18" style:family="graphic" style:parent-style-name="Object_20_with_20_no_20_fill_20_and_20_no_20_line">
      <style:graphic-properties draw:stroke="solid" svg:stroke-color="#000000" draw:fill="solid" draw:fill-color="#b2b2b2" draw:textarea-horizontal-align="justify" draw:textarea-vertical-align="middle" draw:auto-grow-height="false" fo:min-height="1.126cm" fo:min-width="7.607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1.698cm" fo:min-width="7.755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fo:font-size="15pt" fo:font-style="italic"/>
    </style:style>
    <style:style style:name="P3" style:family="paragraph">
      <loext:graphic-properties draw:fill="solid" draw:fill-color="#ffffff"/>
      <style:paragraph-properties fo:text-align="start"/>
      <style:text-properties fo:font-size="16pt" style:font-size-asian="16pt" style:font-size-complex="16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dddddd"/>
      <style:paragraph-properties fo:text-align="start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T1" style:family="text">
      <style:text-properties fo:font-size="15pt" fo:font-style="italic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2.54cm" svg:x="2.27cm" svg:y="17.256cm">
          <text:p text:style-name="P1"><text:span text:style-name="T1">Details:</text:span></text:p>
          <text:p text:style-name="P1"><text:span text:style-name="T1">long name,</text:span></text:p>
          <text:p text:style-name="P1"><text:span text:style-name="T1">Frequency (0005204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.407cm" svg:x="2.27cm" svg:y="1.508cm">
          <text:p text:style-name="P1"><text:span text:style-name="T2">People of virtu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255cm" svg:height="1.29cm" svg:x="2.27cm" svg:y="3.15cm">
          <text:p text:style-name="P1"><text:span text:style-name="T2">Environment for practi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11cm" svg:height="1.016cm" svg:x="27.035cm" svg:y="2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011cm" svg:height="1.016cm" svg:x="23.357cm" svg:y="2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011cm" svg:height="1.016cm" svg:x="24.622cm" svg:y="2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011cm" svg:height="1.016cm" svg:x="25.897cm" svg:y="2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011cm" svg:height="1.016cm" svg:x="28.178cm" svg:y="2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011cm" svg:height="1.016cm" svg:x="29.453cm" svg:y="2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011cm" svg:height="1.016cm" svg:x="22.082cm" svg:y="2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4" draw:layer="layout" svg:width="0.368cm" svg:height="0.34cm" svg:x="4.325cm" svg:y="3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367cm" svg:height="0.34cm" svg:x="2.988cm" svg:y="3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67cm" svg:height="0.34cm" svg:x="3.448cm" svg:y="3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368cm" svg:height="0.34cm" svg:x="3.911cm" svg:y="3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67cm" svg:height="0.34cm" svg:x="4.741cm" svg:y="3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368cm" svg:height="0.34cm" svg:x="5.204cm" svg:y="3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68cm" svg:height="0.34cm" svg:x="2.524cm" svg:y="3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0.368cm" svg:height="0.339cm" svg:x="4.325cm" svg:y="2.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367cm" svg:height="0.339cm" svg:x="2.988cm" svg:y="2.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0.367cm" svg:height="0.339cm" svg:x="3.448cm" svg:y="2.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368cm" svg:height="0.339cm" svg:x="3.911cm" svg:y="2.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0.367cm" svg:height="0.339cm" svg:x="4.741cm" svg:y="2.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368cm" svg:height="0.339cm" svg:x="5.204cm" svg:y="2.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0.368cm" svg:height="0.339cm" svg:x="2.524cm" svg:y="2.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3" draw:layer="layout" svg:width="8.255cm" svg:height="1.291cm" svg:x="2.27cm" svg:y="4.674cm">
          <text:p text:style-name="P1"><text:span text:style-name="T2">Caring for famil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0.368cm" svg:height="0.341cm" svg:x="4.325cm" svg:y="5.3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367cm" svg:height="0.341cm" svg:x="2.988cm" svg:y="5.3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367cm" svg:height="0.341cm" svg:x="3.448cm" svg:y="5.3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368cm" svg:height="0.341cm" svg:x="3.911cm" svg:y="5.3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367cm" svg:height="0.341cm" svg:x="4.741cm" svg:y="5.3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368cm" svg:height="0.341cm" svg:x="5.204cm" svg:y="5.3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368cm" svg:height="0.341cm" svg:x="2.524cm" svg:y="5.3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3" draw:layer="layout" svg:width="8.255cm" svg:height="1.408cm" svg:x="2.27cm" svg:y="6.2cm">
          <text:p text:style-name="P1"><text:span text:style-name="T2">People of virtu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8.255cm" svg:height="1.29cm" svg:x="2.27cm" svg:y="7.842cm">
          <text:p text:style-name="P1"><text:span text:style-name="T2">Sharing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4" draw:layer="layout" svg:width="0.368cm" svg:height="0.342cm" svg:x="4.325cm" svg:y="8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0.367cm" svg:height="0.342cm" svg:x="2.988cm" svg:y="8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0.367cm" svg:height="0.342cm" svg:x="3.448cm" svg:y="8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0.368cm" svg:height="0.342cm" svg:x="3.911cm" svg:y="8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0.367cm" svg:height="0.342cm" svg:x="4.741cm" svg:y="8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0.368cm" svg:height="0.342cm" svg:x="5.204cm" svg:y="8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0.368cm" svg:height="0.342cm" svg:x="2.524cm" svg:y="8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4" draw:layer="layout" svg:width="0.368cm" svg:height="0.341cm" svg:x="4.325cm" svg:y="7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367cm" svg:height="0.341cm" svg:x="2.988cm" svg:y="7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367cm" svg:height="0.341cm" svg:x="3.448cm" svg:y="7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368cm" svg:height="0.341cm" svg:x="3.911cm" svg:y="7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367cm" svg:height="0.341cm" svg:x="4.741cm" svg:y="7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368cm" svg:height="0.341cm" svg:x="5.204cm" svg:y="7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368cm" svg:height="0.341cm" svg:x="2.524cm" svg:y="7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8.255cm" svg:height="1.29cm" svg:x="2.27cm" svg:y="9.368cm">
          <text:p text:style-name="P1"><text:span text:style-name="T2">Caring for family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0.368cm" svg:height="0.34cm" svg:x="4.325cm" svg:y="10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367cm" svg:height="0.34cm" svg:x="2.988cm" svg:y="10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67cm" svg:height="0.34cm" svg:x="3.448cm" svg:y="10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368cm" svg:height="0.34cm" svg:x="3.911cm" svg:y="10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67cm" svg:height="0.34cm" svg:x="4.741cm" svg:y="10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368cm" svg:height="0.34cm" svg:x="5.204cm" svg:y="10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68cm" svg:height="0.34cm" svg:x="2.524cm" svg:y="10.0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8.255cm" svg:height="1.407cm" svg:x="2.27cm" svg:y="10.893cm">
          <text:p text:style-name="P1"><text:span text:style-name="T2">People of virtu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255cm" svg:height="1.29cm" svg:x="2.27cm" svg:y="12.536cm">
          <text:p text:style-name="P1"><text:span text:style-name="T2">Environment for practice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0.368cm" svg:height="0.341cm" svg:x="4.325cm" svg:y="13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367cm" svg:height="0.341cm" svg:x="2.988cm" svg:y="13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367cm" svg:height="0.341cm" svg:x="3.448cm" svg:y="13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368cm" svg:height="0.341cm" svg:x="3.911cm" svg:y="13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367cm" svg:height="0.341cm" svg:x="4.741cm" svg:y="13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368cm" svg:height="0.341cm" svg:x="5.204cm" svg:y="13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368cm" svg:height="0.341cm" svg:x="2.524cm" svg:y="13.2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4" draw:layer="layout" svg:width="0.368cm" svg:height="0.341cm" svg:x="4.325cm" svg:y="11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367cm" svg:height="0.341cm" svg:x="2.988cm" svg:y="11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367cm" svg:height="0.341cm" svg:x="3.448cm" svg:y="11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368cm" svg:height="0.341cm" svg:x="3.911cm" svg:y="11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367cm" svg:height="0.341cm" svg:x="4.741cm" svg:y="11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368cm" svg:height="0.341cm" svg:x="5.204cm" svg:y="11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368cm" svg:height="0.341cm" svg:x="2.524cm" svg:y="11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3" draw:layer="layout" svg:width="8.255cm" svg:height="1.291cm" svg:x="2.27cm" svg:y="14.06cm">
          <text:p text:style-name="P1"><text:span text:style-name="T2">Caring for family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4" draw:layer="layout" svg:width="0.368cm" svg:height="0.342cm" svg:x="4.325cm" svg:y="14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0.367cm" svg:height="0.342cm" svg:x="2.988cm" svg:y="14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0.367cm" svg:height="0.342cm" svg:x="3.448cm" svg:y="14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0.368cm" svg:height="0.342cm" svg:x="3.911cm" svg:y="14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0.367cm" svg:height="0.342cm" svg:x="4.741cm" svg:y="14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0.368cm" svg:height="0.342cm" svg:x="5.204cm" svg:y="14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0.368cm" svg:height="0.342cm" svg:x="2.524cm" svg:y="14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3" draw:layer="layout" svg:width="8.255cm" svg:height="1.291cm" svg:x="2.27cm" svg:y="15.584cm">
          <text:p text:style-name="P1"><text:span text:style-name="T2">Caring for family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0.368cm" svg:height="0.34cm" svg:x="4.325cm" svg:y="16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367cm" svg:height="0.34cm" svg:x="2.988cm" svg:y="16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67cm" svg:height="0.34cm" svg:x="3.448cm" svg:y="16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368cm" svg:height="0.34cm" svg:x="3.911cm" svg:y="16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67cm" svg:height="0.34cm" svg:x="4.741cm" svg:y="16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368cm" svg:height="0.34cm" svg:x="5.204cm" svg:y="16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68cm" svg:height="0.34cm" svg:x="2.524cm" svg:y="16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8.255cm" svg:height="1.407cm" svg:x="11.033cm" svg:y="3.54cm">
          <text:p text:style-name="P1"><text:span text:style-name="T2">Sharing photos of walking trip</text:span><text:span text:style-name="T2"><text:line-break/></text:span><text:span text:style-name="T2">outside with friends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.407cm" svg:x="11.033cm" svg:y="5.318cm">
          <text:p text:style-name="P1"><text:span text:style-name="T2">Listening to music by</text:span><text:span text:style-name="T2"><text:line-break/></text:span><text:span text:style-name="T2">Joan Baez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8.255cm" svg:height="4.074cm" svg:x="19.796cm" svg:y="1.508cm">
          <text:p text:style-name="P1"><text:span text:style-name="T2">Adding to diary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8.255cm" svg:height="1.524cm" svg:x="19.796cm" svg:y="5.953cm">
          <text:p text:style-name="P7">Add to di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8.255cm" svg:height="11.948cm" svg:x="19.796cm" svg:y="7.848cm">
          <text:p text:style-name="P1"><text:span text:style-name="T2">Diary entries</text:span></text:p>
          <text:p text:style-name="P1"><text:span text:style-name="T2"/></text:p>
          <text:p text:style-name="P1"><text:span text:style-name="T2">Sharing photos of walking trip outside with friends</text:span></text:p>
          <text:p text:style-name="P1"><text:span text:style-name="T2">[Sharing]</text:span></text:p>
          <text:p text:style-name="P1"><text:span text:style-name="T2"/></text:p>
          <text:p text:style-name="P1"><text:span text:style-name="T2">Sharing photos of walking trip outside with friends</text:span></text:p>
          <text:p text:style-name="P1"><text:span text:style-name="T2">My notes</text:span></text:p>
          <text:p text:style-name="P1"><text:span text:style-name="T2">[Sharing]</text:span></text:p>
          <text:p text:style-name="P1"><text:span text:style-name="T2"/></text:p>
          <text:p text:style-name="P1"><text:span text:style-name="T2">My notes</text:span></text:p>
          <text:p text:style-name="P1"><text:span text:style-name="T2">[Sharing]</text:span></text:p>
          <text:p text:style-name="P1"><text:span text:style-name="T2"/></text:p>
          <text:p text:style-name="P1"><text:span text:style-name="T2">[Sharing]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8.255cm" svg:height="1.524cm" svg:x="11.033cm" svg:y="18.272cm">
          <text:p text:style-name="P7">Add new 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22:54:32.723741169</meta:creation-date>
    <dc:date>2016-08-18T13:42:29.031769084</dc:date>
    <meta:editing-duration>PT1H41M52S</meta:editing-duration>
    <meta:editing-cycles>7</meta:editing-cycles>
    <meta:generator>LibreOffice/5.1.4.2$Linux_X86_64 LibreOffice_project/10m0$Build-2</meta:generator>
    <meta:document-statistic meta:object-count="104"/>
  </office:meta>
</office:document-meta>
</file>